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2.54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left="2.54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left="2.54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font-name="Arial" fo:font-size="11pt" fo:font-style="normal" style:text-underline-style="solid" style:text-underline-width="auto" style:text-underline-color="font-color" fo:font-weight="normal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</style:style>
    <style:style style:name="P7" style:family="paragraph" style:parent-style-name="Text_20_body">
      <style:paragraph-properties fo:margin-left="2.54cm" fo:margin-right="0cm" fo:margin-top="0cm" fo:margin-bottom="0cm" style:contextual-spacing="false" fo:line-height="138%" fo:text-indent="0cm" style:auto-text-indent="false" style:writing-mode="lr-tb"/>
      <style:text-properties fo:font-weight="normal"/>
    </style:style>
    <style:style style:name="P8" style:family="paragraph" style:parent-style-name="Text_20_body">
      <style:paragraph-properties fo:margin-top="0cm" fo:margin-bottom="0cm" style:contextual-spacing="false" fo:line-height="138%" style:writing-mode="lr-tb"/>
      <style:text-properties fo:font-weight="normal"/>
    </style:style>
    <style:style style:name="P9" style:family="paragraph" style:parent-style-name="Text_20_body">
      <style:text-properties fo:font-weight="normal"/>
    </style:style>
    <style:style style:name="P10" style:family="paragraph" style:parent-style-name="Text_20_body">
      <style:paragraph-properties fo:margin-left="1.27cm" fo:margin-right="0cm" fo:text-indent="0cm" style:auto-text-indent="false"/>
      <style:text-properties fo:font-weight="normal"/>
    </style:style>
    <style:style style:name="P11" style:family="paragraph" style:parent-style-name="Text_20_body">
      <style:paragraph-properties fo:margin-left="1.27cm" fo:margin-right="0cm" fo:text-indent="0cm" style:auto-text-indent="false"/>
    </style:style>
    <style:style style:name="P12" style:family="paragraph" style:parent-style-name="Text_20_body" style:list-style-name="L1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2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3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4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text-properties fo:font-weight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font-name="Arial" fo:font-size="11pt" fo:font-style="normal" style:text-underline-style="solid" style:text-underline-width="auto" style:text-underline-color="font-color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23faa945-7fff-b3b2-0f73-d02dfc1e70bd"/>Objetivo do Banco de Dados</text:p>
      <text:p text:style-name="P6"><text:span text:style-name="T1">  </text:span><text:span text:style-name="T3">Conter informações de quantidades, valores e procedência de cada produto/lote de produtos em depósitos de uma cafeteria.</text:span></text:p>
      <text:p text:style-name="Text_20_body"/>
      <text:p text:style-name="P3">Levantamento de requisitos</text:p>
      <text:list xml:id="list39337355" text:style-name="L1">
        <text:list-item>
          <text:p text:style-name="P12">A cafeteria tem depósitos, cada qual com um número de identificação próprio.</text:p>
        </text:list-item>
      </text:list>
      <text:p text:style-name="P11"/>
      <text:p text:style-name="P7"><text:span text:style-name="T5">Exemplo :</text:span><text:span text:style-name="T1"> </text:span><text:span text:style-name="T2">Depósito 1 </text:span><text:span text:style-name="T4">, </text:span><text:span text:style-name="T1"> </text:span><text:span text:style-name="T2">Depósito 2 </text:span><text:span text:style-name="T4">,</text:span><text:span text:style-name="T1"> </text:span><text:span text:style-name="T2">Depósito 3</text:span></text:p>
      <text:p text:style-name="Text_20_body"/>
      <text:list xml:id="list3192271457" text:style-name="L2">
        <text:list-item>
          <text:p text:style-name="P13">Cada depósito controla um tipo específico de produto, perecíveis, não perecíveis ou utensílios de limpeza e de uso diário. É armazenado um nome , número referente ao lote, preço do produto, data de validade do produto. O produto faz parte de um lote que tem  um número de lote exclusivo, quantidade de unidades, um preço e um CNPJ exclusivo do fornecedor do produto. Cada produto é dependente direto do tipo de depósito.</text:p>
        </text:list-item>
      </text:list>
      <text:p text:style-name="P11"/>
      <text:list xml:id="list3127801872" text:style-name="L3">
        <text:list-item>
          <text:p text:style-name="P14">Cada depósito controla um tipo específico de lote</text:p>
        </text:list-item>
      </text:list>
      <text:p text:style-name="P11"/>
      <text:p text:style-name="P1">A sequência dos exemplos estão de acordo com a sequência de dados proposta no texto.</text:p>
      <text:p text:style-name="Text_20_body"/>
      <text:p text:style-name="P5">Exemplo</text:p>
      <text:p text:style-name="P1">PE : Perecível, NPE : Não perecível, U : Utensílio,  NA : Sem validade determinada.</text:p>
      <text:p text:style-name="Text_20_body"/>
      <text:p text:style-name="P4">| Depósito 1 | NPE |</text:p>
      <text:p text:style-name="Text_20_body"/>
      <text:p text:style-name="P7"><text:span text:style-name="T4">| </text:span><text:span text:style-name="T2">234 | 12 | 234,50 | 12357467272251672 | </text:span></text:p>
      <text:p text:style-name="Text_20_body"/>
      <text:p text:style-name="P1">Café | 234 |  5,23 | NA | XION2163</text:p>
      <text:p text:style-name="Text_20_body"/>
      <text:p text:style-name="P4">| Depósito 2 | PE |</text:p>
      <text:p text:style-name="Text_20_body"/>
      <text:p text:style-name="P7"><text:span text:style-name="T4">| </text:span><text:span text:style-name="T2">102 | 10 | 342,20 | 1235783821863 | </text:span></text:p>
      <text:p text:style-name="Text_20_body"/>
      <text:p text:style-name="P1">Queijo | 102 | 34,21 |  12/06/2022 | NAB35277</text:p>
      <text:p text:style-name="Text_20_body"/>
      <text:p text:style-name="P4">| Depósito 3 | U |</text:p>
      <text:p text:style-name="Text_20_body"><text:soft-page-break/></text:p>
      <text:p text:style-name="P7"><text:span text:style-name="T4">| </text:span><text:span text:style-name="T2">345 | 02 | 105,60 | 99826276281534 |</text:span></text:p>
      <text:p text:style-name="P2">| 346 | 22 | 235,00 | 62717271864927 |</text:p>
      <text:p text:style-name="Text_20_body"/>
      <text:p text:style-name="P1">Colheres | 02 | 345 |  3,01 | NA | POL1234</text:p>
      <text:p text:style-name="Text_20_body"/>
      <text:p text:style-name="P1">Pratos | 22 | 346 | 12,50 | NA | PGB3727</text:p>
      <text:p text:style-name="P9"><text:line-break/><text:line-break/><text:line-break/><text:line-break/></text:p>
      <text:list xml:id="list1506894684" text:style-name="L4">
        <text:list-item>
          <text:p text:style-name="P15">Todos os armazéns têm em conjunto uma lista única de fornecedores com nome, CNPJ,  endereço(Estado, Cidade, Bairro, Rua, Número) e telefone(s).</text:p>
        </text:list-item>
      </text:list>
      <text:p text:style-name="P10"><text:line-break/><text:line-break/><text:line-break/><text:line-break/></text:p>
      <text:p text:style-name="P5">Exemplo</text:p>
      <text:p text:style-name="Text_20_body"/>
      <text:p text:style-name="P7"><text:span text:style-name="T4">| Fornecedor |</text:span><text:span text:style-name="T1"> </text:span></text:p>
      <text:p text:style-name="Text_20_body"/>
      <text:p text:style-name="P1">| Café Puro | 12346727251672 | MG, Belo Horizonte, São Gabriel, Albaneiras Diamantinas, 4 | 31 9986451 |</text:p>
      <text:p text:style-name="Text_20_body"/>
      <text:p text:style-name="P3">Entidades e Atributos</text:p>
      <text:p text:style-name="Text_20_body"/>
      <text:p text:style-name="P8"><text:span text:style-name="T4">Depósito : </text:span><text:span text:style-name="T2">Número de identificação (Simples), tipo de produto armazenado (Simples).</text:span></text:p>
      <text:p text:style-name="Text_20_body"/>
      <text:p text:style-name="P8"><text:span text:style-name="T4">Produto : </text:span><text:span text:style-name="T2">Nome do produto (Simples), número referente ao lote,  data de validade do produto (Derivado), preço do produto (Simples).</text:span></text:p>
      <text:p text:style-name="Text_20_body"/>
      <text:p text:style-name="P8"><text:span text:style-name="T4">Fornecedor : </text:span><text:span text:style-name="T2">nome (Simples), CNPJ (Simples),  endereço(Estado, Cidade, Bairro, Rua, Número) (Composto) e telefone(s) (Multivalorado)..</text:span></text:p>
      <text:p text:style-name="Text_20_body"/>
      <text:p text:style-name="P8"><text:span text:style-name="T4">Lote  : </text:span><text:span text:style-name="T1"> </text:span><text:span text:style-name="T2">Número de lote (Simples), preço do lote inteiro (Derivado), quantidade de unidades no lote(Simples), CNPJ do fornecedor (Simples).</text:span></text:p>
      <text:p text:style-name="Text_20_body"><text:soft-page-break/></text:p>
      <text:p text:style-name="P2">Deposito:</text:p>
      <text:p text:style-name="P2">Lote:</text:p>
      <text:p text:style-name="P2">Produto:</text:p>
      <text:p text:style-name="Text_20_body"/>
      <text:p text:style-name="P3">Observações</text:p>
      <text:p text:style-name="Text_20_body"/>
      <text:list xml:id="list1088763657" text:style-name="L5">
        <text:list-item>
          <text:p text:style-name="P16">O nome não pode ser atributo chave de produto pois se eu tiver uma colher de outro fornecedor terei de usar o nome colher, os outros podem ou iram mudar, mas colher se repetirá.</text:p>
        </text:list-item>
        <text:list-item>
          <text:p text:style-name="P16">O número de lote seria a chave estrangeira, ou chave fraca, pois faz referência ao lote.</text:p>
        </text:list-item>
      </text:list>
      <text:p text:style-name="P9"><text:lin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7T20:33:49.297746330</meta:creation-date>
    <dc:date>2023-04-17T20:34:32.614746763</dc:date>
    <meta:editing-duration>PT46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3" meta:paragraph-count="39" meta:word-count="424" meta:character-count="2406" meta:non-whitespace-character-count="1997"/>
  </office:meta>
</office:document-meta>
</file>